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standard">
      <style:graphic-properties draw:fill="solid" draw:fill-color="#99cccc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9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431cm" svg:height="9.144cm" svg:x="2.27cm" svg:y="2.143cm">
          <text:p/>
        </draw:rect>
        <draw:rect draw:style-name="gr2" draw:text-style-name="P1" draw:layer="layout" svg:width="12.097cm" svg:height="8.128cm" svg:x="9.223cm" svg:y="3.032cm">
          <text:p/>
        </draw:rect>
        <draw:rect draw:style-name="gr2" draw:text-style-name="P2" draw:layer="layout" svg:width="5.253cm" svg:height="8.128cm" svg:x="2.524cm" svg:y="3.032cm">
          <text:p/>
        </draw:rect>
        <draw:rect draw:style-name="gr3" draw:text-style-name="P2" xml:id="id1" draw:id="id1" draw:layer="layout" svg:width="4.164cm" svg:height="1.651cm" svg:x="16.524cm" svg:y="9.255cm">
          <text:p text:style-name="P3"><text:span text:style-name="T1">Reducción</text:span></text:p>
        </draw:rect>
        <draw:rect draw:style-name="gr4" draw:text-style-name="P2" xml:id="id2" draw:id="id2" draw:layer="layout" svg:width="2.506cm" svg:height="1.842cm" svg:x="22.448cm" svg:y="9.154cm">
          <text:p text:style-name="P3"><text:span text:style-name="T1">Carga</text:span></text:p>
        </draw:rect>
        <draw:connector draw:style-name="gr5" draw:text-style-name="P1" draw:layer="layout" svg:x1="20.688cm" svg:y1="10.08cm" svg:x2="22.448cm" svg:y2="10.075cm" draw:start-shape="id1" draw:start-glue-point="1" draw:end-shape="id2" draw:end-glue-point="3" svg:d="M20688 10080h880v-5h880">
          <text:p/>
        </draw:connector>
        <draw:rect draw:style-name="gr3" draw:text-style-name="P2" xml:id="id3" draw:id="id3" draw:layer="layout" svg:width="4.318cm" svg:height="1.651cm" svg:x="10.528cm" svg:y="9.255cm">
          <text:p text:style-name="P3"><text:span text:style-name="T1">Motor DC</text:span></text:p>
        </draw:rect>
        <draw:frame draw:style-name="gr6" draw:layer="layout" svg:width="4.591cm" svg:height="0.963cm" svg:x="9.109cm" svg:y="2.932cm">
          <draw:text-box>
            <text:p>Sistema motor</text:p>
          </draw:text-box>
        </draw:frame>
        <draw:rect draw:style-name="gr3" draw:text-style-name="P2" xml:id="id4" draw:id="id4" draw:layer="layout" svg:width="4.318cm" svg:height="1.916cm" svg:x="10.528cm" svg:y="6.334cm">
          <text:p text:style-name="P3"><text:span text:style-name="T1">Encoder motor</text:span></text:p>
        </draw:rect>
        <draw:connector draw:style-name="gr7" draw:text-style-name="P1" draw:layer="layout" draw:type="lines" svg:x1="12.687cm" svg:y1="9.255cm" svg:x2="12.687cm" svg:y2="8.25cm" draw:start-shape="id3" draw:start-glue-point="0" draw:end-shape="id4" draw:end-glue-point="2" svg:d="M12687 9255v-501-3-501">
          <text:p/>
        </draw:connector>
        <draw:line draw:style-name="gr7" draw:text-style-name="P1" draw:layer="layout" svg:x1="10.525cm" svg:y1="7.326cm" svg:x2="7.731cm" svg:y2="7.35cm">
          <text:p/>
        </draw:line>
        <draw:frame draw:style-name="gr8" draw:layer="layout" svg:width="5.044cm" svg:height="0.963cm" svg:x="2.433cm" svg:y="2.958cm">
          <draw:text-box>
            <text:p>Placa de control</text:p>
          </draw:text-box>
        </draw:frame>
        <draw:rect draw:style-name="gr3" draw:text-style-name="P2" xml:id="id6" draw:id="id6" draw:layer="layout" svg:width="4.318cm" svg:height="1.651cm" svg:x="2.632cm" svg:y="4.048cm">
          <text:p text:style-name="P3"><text:span text:style-name="T1">Encoder disco</text:span></text:p>
        </draw:rect>
        <draw:rect draw:style-name="gr3" draw:text-style-name="P2" xml:id="id5" draw:id="id5" draw:layer="layout" svg:width="4.164cm" svg:height="1.651cm" svg:x="16.521cm" svg:y="7.604cm">
          <text:p text:style-name="P3"><text:span text:style-name="T1">Disco</text:span></text:p>
        </draw:rect>
        <draw:connector draw:style-name="gr7" draw:text-style-name="P1" draw:layer="layout" draw:type="lines" draw:line-skew="-2.166cm" svg:x1="18.603cm" svg:y1="7.604cm" svg:x2="6.95cm" svg:y2="4.873cm" draw:start-shape="id5" draw:start-glue-point="0" draw:end-shape="id6" draw:end-glue-point="1" svg:d="M18603 7604v-2667l-11152-64h-501">
          <text:p/>
        </draw:connector>
        <draw:connector draw:style-name="gr7" draw:text-style-name="P1" draw:layer="layout" draw:type="lines" svg:x1="14.846cm" svg:y1="10.08cm" svg:x2="16.524cm" svg:y2="10.08cm" draw:start-shape="id3" draw:start-glue-point="1" draw:end-shape="id1" draw:end-glue-point="3" svg:d="M14846 10080h501 676 501">
          <text:p/>
        </draw:connector>
        <draw:frame draw:style-name="gr9" draw:layer="layout" svg:width="2.809cm" svg:height="0.963cm" svg:x="2.143cm" svg:y="2.069cm">
          <draw:text-box>
            <text:p>Updown</text:p>
          </draw:text-box>
        </draw:frame>
        <draw:line draw:style-name="gr7" draw:text-style-name="P1" draw:layer="layout" svg:x1="7.858cm" svg:y1="10.144cm" svg:x2="10.525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7T23:03:39.99</dc:date>
    <dc:creator>ian </dc:creator>
    <meta:editing-duration>PT36M31S</meta:editing-duration>
    <meta:editing-cycles>7</meta:editing-cycles>
    <meta:generator>OpenOffice/4.1.3$Win32 OpenOffice.org_project/413m1$Build-9783</meta:generator>
    <meta:document-statistic meta:object-count="18"/>
  </office:meta>
</office:document-meta>
</file>